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39cm" table:align="left"/>
    </style:style>
    <style:style style:name="Table1.A" style:family="table-column">
      <style:table-column-properties style:column-width="2.067cm"/>
    </style:style>
    <style:style style:name="Table1.B" style:family="table-column">
      <style:table-column-properties style:column-width="0.272cm"/>
    </style:style>
    <style:style style:name="Table1.A1" style:family="table-cell">
      <style:table-cell-properties style:vertical-align="middle" fo:padding="0.049cm" fo:border="none"/>
    </style:style>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7"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8" style:family="paragraph" style:parent-style-name="Standard">
      <style:text-properties fo:color="#ff0000" style:font-name="Nimbus Roman No9 L" fo:font-size="12pt" fo:font-weight="bold" style:font-size-asian="12pt" style:font-weight-asian="bold" style:font-size-complex="12pt" style:font-weight-complex="bold"/>
    </style:style>
    <style:style style:name="P9" style:family="paragraph" style:parent-style-name="Standard">
      <style:text-properties style:use-window-font-color="true" style:font-name="Nimbus Roman No9 L" fo:font-size="12pt" fo:font-weight="normal" style:font-size-asian="12pt" style:font-weight-asian="normal" style:font-size-complex="12pt" style:font-weight-complex="normal"/>
    </style:style>
    <style:style style:name="P10" style:family="paragraph" style:parent-style-name="Preformatted_20_Text">
      <style:text-properties fo:color="#000000" style:font-name="Nimbus Roman No9 L" fo:font-size="12pt" style:font-size-asian="12pt" style:font-size-complex="12pt"/>
    </style:style>
    <style:style style:name="P11"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2" style:family="paragraph" style:parent-style-name="Preformatted_20_Text">
      <style:text-properties fo:color="#000000" style:font-name="Nimbus Roman No9 L" fo:font-size="12pt" fo:font-weight="bold" style:font-size-asian="12pt" style:font-weight-asian="bold" style:font-size-complex="12pt" style:font-weight-complex="bold"/>
    </style:style>
    <style:style style:name="P13"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4"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6"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7"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text-properties style:font-name="Nimbus Roman No9 L"/>
    </style:style>
    <style:style style:name="P19"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1"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2" style:family="paragraph" style:parent-style-name="Preformatted_20_Text">
      <style:text-properties style:font-name="Nimbus Roman No9 L" fo:font-size="12pt" style:font-size-asian="12pt" style:font-size-complex="12pt"/>
    </style:style>
    <style:style style:name="P23" style:family="paragraph" style:parent-style-name="Preformatted_20_Text">
      <style:text-properties style:font-name="Nimbus Roman No9 L" fo:font-size="12pt" fo:background-color="#ffffff" style:font-size-asian="12pt" style:font-size-complex="12pt"/>
    </style:style>
    <style:style style:name="P24" style:family="paragraph" style:parent-style-name="Preformatted_20_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Preformatted_20_Text">
      <style:text-properties style:font-name="Nimbus Roman No9 L" fo:font-weight="bold" style:font-weight-asian="bold" style:font-weight-complex="bold"/>
    </style:style>
    <style:style style:name="P26"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27" style:family="paragraph" style:parent-style-name="Preformatted_20_Text">
      <style:paragraph-properties fo:margin-top="0cm" fo:margin-bottom="0cm" loext:contextual-spacing="false"/>
      <style:text-properties style:font-name="Nimbus Roman No9 L" fo:font-size="12pt" style:font-size-asian="12pt" style:font-size-complex="12pt"/>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30" style:family="paragraph" style:parent-style-name="Preformatted_20_Text">
      <style:paragraph-properties fo:margin-top="0cm" fo:margin-bottom="0.499cm" loext:contextual-spacing="false"/>
      <style:text-properties style:font-name="Nimbus Roman No9 L" fo:font-size="12pt" style:font-size-asian="12pt" style:font-size-complex="12pt"/>
    </style:style>
    <style:style style:name="P31" style:family="paragraph" style:parent-style-name="Preformatted_20_Text">
      <style:paragraph-properties fo:margin-top="0cm" fo:margin-bottom="0.499cm" loext:contextual-spacing="false"/>
      <style:text-properties style:font-name="Nimbus Roman No9 L" fo:font-size="12pt" fo:font-weight="normal" style:font-size-asian="12pt" style:font-weight-asian="normal" style:font-size-complex="12pt" style:font-weight-complex="normal"/>
    </style:style>
    <style:style style:name="P32" style:family="paragraph" style:parent-style-name="Preformatted_20_Text">
      <style:paragraph-properties fo:margin-top="0cm" fo:margin-bottom="0.499cm" loext:contextual-spacing="false"/>
      <style:text-properties style:font-name="Nimbus Roman No9 L" fo:font-size="12pt" fo:background-color="#ffffff" style:font-size-asian="12pt" style:font-size-complex="12pt"/>
    </style:style>
    <style:style style:name="P33"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4"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35"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37"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00" style:font-size-asian="12pt" style:font-weight-asian="normal" style:font-size-complex="12pt" style:font-weight-complex="normal"/>
    </style:style>
    <style:style style:name="P39" style:family="paragraph" style:parent-style-name="Preformatted_20_Text">
      <style:paragraph-properties fo:margin-top="0cm" fo:margin-bottom="0.499cm" loext:contextual-spacing="false"/>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fo:color="#ff0000" style:font-name="Nimbus Roman No9 L" fo:font-size="12pt" fo:font-weight="bold" fo:background-color="#ffffff" style:font-size-asian="12pt" style:font-weight-asian="bold" style:font-size-complex="12pt" style:font-weight-complex="bold"/>
    </style:style>
    <style:style style:name="P41" style:family="paragraph" style:parent-style-name="Table_20_Contents">
      <style:text-properties fo:font-size="2pt" style:font-size-asian="2pt" style:font-size-complex="2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fo:background-color="#ffffff" loext:char-shading-value="0" style:font-weight-asian="bold" style:font-weight-complex="bold"/>
    </style:style>
    <style:style style:name="T4" style:family="text">
      <style:text-properties fo:color="#ff0000" fo:font-size="12pt" fo:font-weight="bold" style:font-size-asian="12pt" style:font-weight-asian="bold" style:font-size-complex="12pt" style:font-weight-complex="bold"/>
    </style:style>
    <style:style style:name="T5" style:family="text">
      <style:text-properties fo:color="#ff0000" style:font-name="Nimbus Roman No9 L" fo:font-size="12pt" fo:font-weight="bold" fo:background-color="#ffffff" loext:char-shading-value="0" style:font-size-asian="12pt" style:font-weight-asian="bold" style:font-size-complex="12pt" style:font-weight-complex="bold"/>
    </style:style>
    <style:style style:name="T6" style:family="text">
      <style:text-properties fo:color="#ff0000" style:font-name="Nimbus Roman No9 L" fo:font-size="12pt" fo:font-weight="bold" style:font-size-asian="12pt" style:font-weight-asian="bold" style:font-size-complex="12pt" style:font-weight-complex="bold"/>
    </style:style>
    <style:style style:name="T7" style:family="text">
      <style:text-properties fo:color="#ff0000" style:font-name="Nimbus Roman No9 L" fo:font-size="12pt" style:text-underline-style="none" fo:font-weight="bold" fo:background-color="#ffffff" loext:char-shading-value="0" style:font-size-asian="12pt" style:font-weight-asian="bold" style:font-size-complex="12pt" style:font-weight-complex="bold"/>
    </style:style>
    <style:style style:name="T8" style:family="text">
      <style:text-properties fo:color="#ff0000" style:font-name="Nimbus Roman No9 L" fo:font-weight="bold" style:font-weight-asian="bold" style:font-weight-complex="bold"/>
    </style:style>
    <style:style style:name="T9" style:family="text">
      <style:text-properties fo:color="#ff0000" fo:background-color="#ffffff" loext:char-shading-value="0"/>
    </style:style>
    <style:style style:name="T10" style:family="text">
      <style:text-properties fo:color="#ff0000" style:text-underline-style="none"/>
    </style:style>
    <style:style style:name="T11" style:family="text">
      <style:text-properties fo:color="#ff0000" style:text-underline-style="none" fo:font-weight="bold" style:font-weight-asian="bold" style:font-weight-complex="bold"/>
    </style:style>
    <style:style style:name="T12" style:family="text">
      <style:text-properties fo:color="#ff0000" style:text-underline-style="none" fo:font-weight="bold" fo:background-color="#ffffff" loext:char-shading-value="0"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000000" style:font-name="Nimbus Roman No9 L" fo:font-size="12pt" fo:font-weight="bold" fo:background-color="#ffffff" loext:char-shading-value="0" style:font-size-asian="12pt" style:font-weight-asian="bold" style:font-size-complex="12pt" style:font-weight-complex="bold"/>
    </style:style>
    <style:style style:name="T17" style:family="text">
      <style:text-properties fo:color="#000000" style:font-name="Nimbus Roman No9 L" fo:font-size="12pt" style:text-underline-style="none" fo:font-weight="normal" fo:background-color="#ffffff" loext:char-shading-value="0" style:font-size-asian="12pt" style:font-weight-asian="normal" style:font-size-complex="12pt" style:font-weight-complex="normal"/>
    </style:style>
    <style:style style:name="T18" style:family="text">
      <style:text-properties fo:color="#000000" fo:background-color="#ffffff" loext:char-shading-value="0"/>
    </style:style>
    <style:style style:name="T19" style:family="text">
      <style:text-properties fo:color="#000000" fo:font-weight="bold" fo:background-color="#ffffff" loext:char-shading-value="0" style:font-weight-asian="bold" style:font-weight-complex="bold"/>
    </style:style>
    <style:style style:name="T20" style:family="text">
      <style:text-properties fo:color="#000000" style:text-underline-style="none" fo:font-weight="normal" style:font-weight-asian="normal" style:font-weight-complex="normal"/>
    </style:style>
    <style:style style:name="T21" style:family="text">
      <style:text-properties fo:color="#000000" style:text-underline-style="none" fo:font-weight="normal" officeooo:rsid="000a3b80" style:font-weight-asian="normal" style:font-weight-complex="normal"/>
    </style:style>
    <style:style style:name="T22" style:family="text">
      <style:text-properties fo:color="#000000" style:text-underline-style="none" fo:font-weight="normal" fo:background-color="#ffff00" loext:char-shading-value="0" style:font-weight-asian="normal" style:font-weight-complex="normal"/>
    </style:style>
    <style:style style:name="T23" style:family="text">
      <style:text-properties fo:color="#000000" style:text-underline-style="none" fo:font-weight="normal" officeooo:rsid="000a3b80" fo:background-color="#ffff00" loext:char-shading-value="0" style:font-weight-asian="normal" style:font-weight-complex="normal"/>
    </style:style>
    <style:style style:name="T24" style:family="text">
      <style:text-properties fo:color="#000000" style:text-underline-style="none" fo:background-color="#ffffff" loext:char-shading-value="0"/>
    </style:style>
    <style:style style:name="T25" style:family="text">
      <style:text-properties fo:color="#000000" style:text-underline-style="none" fo:font-weight="bold" fo:background-color="#ffffff" loext:char-shading-value="0" style:font-weight-asian="bold" style:font-weight-complex="bold"/>
    </style:style>
    <style:style style:name="T26" style:family="text">
      <style:text-properties fo:color="#000000" style:text-underline-style="solid" style:text-underline-width="auto" style:text-underline-color="font-color" fo:font-weight="bold" fo:background-color="#ffffff" loext:char-shading-value="0"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style:font-name="Nimbus Roman No9 L" fo:font-size="12pt" fo:font-weight="bold" style:font-size-asian="12pt" style:font-weight-asian="bold" style:font-size-complex="12pt" style:font-weight-complex="bold"/>
    </style:style>
    <style:style style:name="T30" style:family="text">
      <style:text-properties style:font-name="Nimbus Roman No9 L" fo:font-size="12pt" fo:font-weight="normal" style:font-size-asian="12pt" style:font-weight-asian="normal" style:font-size-complex="12pt" style:font-weight-complex="normal"/>
    </style:style>
    <style:style style:name="T31" style:family="text">
      <style:text-properties style:font-name="Nimbus Roman No9 L" fo:font-size="12pt" fo:font-weight="normal" officeooo:rsid="000ed59c" style:font-size-asian="12pt" style:font-weight-asian="normal" style:font-size-complex="12pt" style:font-weight-complex="normal"/>
    </style:style>
    <style:style style:name="T32" style:family="text">
      <style:text-properties style:font-name="Nimbus Roman No9 L" fo:font-size="12pt" style:font-size-asian="12pt" style:font-size-complex="12pt"/>
    </style:style>
    <style:style style:name="T33" style:family="text">
      <style:text-properties style:use-window-font-color="true"/>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normal" style:font-weight-asian="normal" style:font-weight-complex="normal"/>
    </style:style>
    <style:style style:name="T36" style:family="text">
      <style:text-properties style:use-window-font-color="true" fo:font-weight="normal" fo:background-color="#ffff00" loext:char-shading-value="0" style:font-weight-asian="normal" style:font-weight-complex="normal"/>
    </style:style>
    <style:style style:name="T37" style:family="text">
      <style:text-properties style:use-window-font-color="true" style:text-underline-style="none" fo:background-color="#ffffff" loext:char-shading-value="0"/>
    </style:style>
    <style:style style:name="T38" style:family="text">
      <style:text-properties style:use-window-font-color="true" fo:background-color="#ffff00" loext:char-shading-value="0"/>
    </style:style>
    <style:style style:name="T39" style:family="text">
      <style:text-properties style:use-window-font-color="true" officeooo:rsid="000ab9a4" fo:background-color="#ffff00" loext:char-shading-value="0"/>
    </style:style>
    <style:style style:name="T40" style:family="text">
      <style:text-properties style:text-underline-style="none"/>
    </style:style>
    <style:style style:name="T41" style:family="text">
      <style:text-properties style:text-underline-style="none" fo:background-color="#ffff00" loext:char-shading-value="0"/>
    </style:style>
    <style:style style:name="T42" style:family="text">
      <style:text-properties style:text-underline-style="none" officeooo:rsid="000d2493" fo:background-color="#ffff00" loext:char-shading-value="0"/>
    </style:style>
    <style:style style:name="T43" style:family="text">
      <style:text-properties fo:background-color="#00ff00" loext:char-shading-value="0"/>
    </style:style>
    <style:style style:name="T44" style:family="text">
      <style:text-properties fo:background-color="#ffffff" loext:char-shading-value="0"/>
    </style:style>
    <style:style style:name="T45" style:family="text">
      <style:text-properties fo:background-color="#ffff00" loext:char-shading-value="0"/>
    </style:style>
    <style:style style:name="T46" style:family="text">
      <style:text-properties officeooo:rsid="000c611f" fo:background-color="#ffff00" loext:char-shading-value="0"/>
    </style:style>
    <style:style style:name="T47" style:family="text">
      <style:text-properties style:text-underline-style="solid" style:text-underline-width="auto" style:text-underline-color="font-color"/>
    </style:style>
    <style:style style:name="T48" style:family="text">
      <style:text-properties fo:color="#800000" fo:font-weight="normal" fo:background-color="#ffff00" loext:char-shading-value="0" style:font-weight-asian="normal" style:font-weight-complex="normal"/>
    </style:style>
    <style:style style:name="T49" style:family="text">
      <style:text-properties fo:color="#800000" fo:font-weight="normal" officeooo:rsid="0007256f" fo:background-color="#ffff00" loext:char-shading-value="0" style:font-weight-asian="normal" style:font-weight-complex="normal"/>
    </style:style>
    <style:style style:name="T50" style:family="text">
      <style:text-properties fo:color="#800000" fo:font-weight="normal" officeooo:rsid="0007e1d1" fo:background-color="#ffff00" loext:char-shading-value="0" style:font-weight-asian="normal" style:font-weight-complex="normal"/>
    </style:style>
    <style:style style:name="T51" style:family="text">
      <style:text-properties fo:color="#800000" fo:font-weight="normal" officeooo:rsid="000d2493" fo:background-color="#ffff00" loext:char-shading-value="0" style:font-weight-asian="normal" style:font-weight-complex="normal"/>
    </style:style>
    <style:style style:name="T52" style:family="text">
      <style:text-properties fo:color="#800000" fo:font-weight="normal" officeooo:rsid="000de665" fo:background-color="#ffff00" loext:char-shading-value="0" style:font-weight-asian="normal" style:font-weight-complex="normal"/>
    </style:style>
    <style:style style:name="T53" style:family="text">
      <style:text-properties officeooo:rsid="0007e1d1"/>
    </style:style>
    <style:style style:name="T54" style:family="text">
      <style:text-properties officeooo:rsid="0008e87a"/>
    </style:style>
    <style:style style:name="T55" style:family="text">
      <style:text-properties officeooo:rsid="0010b5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9"><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29">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8">Answer. <text:s/><text:span text:style-name="T35">In fact it's difficult to trust a result of a generic simulation because the framework we use is designed to generate a largest set of possible dynamics of a Biological Regulatory Network (BRN) called the generalized dynamics for BRN. Our construction of the model gradually takes into account the specified behaviors by considering two aspects. <text:s/>The first is the structural aspect by introducing cooperation and synchronization and by refining the interaction between components by adding delays on the actions from time-series data. The second aspect is the stochastic run; it's difficult to predict that each simulation will give us the good result. To face this problem we introduced the notion of trace acceptance. The idea is to perform a simulation and get the trace generated by each component of the system. Each component can be viewed as an automaton and the trace will therefore correspond to the succession of its different states during simulation. According to our experimental dataset we define for each component of interest its set of acceptance traces and we implemented an automaton <text:s/>that recognizes these traces. Finally to validate our simulation, we performed 100 simulations and calculated the <text:s/>proportion of good traces generated by our model. We added this result in the final version of the paper. <text:s text:c="2"/></text:span><text:span text:style-name="T36">After the analyses of the result of a set of simulations, we can back to the model and see how we can correct bad simulation result. This by correct probability by modify rate and stochasticity absorption. </text:span></text:p>
      <text:p text:style-name="P9"/>
      <text:p text:style-name="P19"><text:span text:style-name="T1">Question.</text:span><text:span text:style-name="T13"> </text:span>The comparison with existing methods for modeling dynamics of genetic networks with automata is missing. Here are a few references the authors want to check, in order to explain differences with their approach...</text:p>
      <text:p text:style-name="P19"/>
      <text:p text:style-name="P21"><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2"><text:s/></text:p>
      <text:p text:style-name="P19">- For the biological system considered, the authors use two discretisation levels (section 2.3). One wanders how many discretization thresholds have to be used in more general cases. Comments on this point would be welcomed.</text:p>
      <text:p text:style-name="P26"/>
      <text:p text:style-name="Preformatted_20_Text"><text:span text:style-name="T6">Answer.</text:span><text:span text:style-name="T30"> It is generally accepted that biological components have two levels (that correspond to one </text:span><text:soft-page-break/><text:span text:style-name="T31">discretization</text:span><text:span text:style-name="T30"> level). We use this consensus <text:s/>for modeling signaling proteins and because we don't have more information on that components. For genes we chose <text:s/>three discretization levels because most of our genes have two significants pics that we want to emphasize in our modeling. <text:s/>We detected these significants pics by using the function SMA() of the R package “TTR”. This function can allow to estimate the trend component of this time series by smoothing it.</text:span></text:p>
      <text:p text:style-name="P21"/>
      <text:p text:style-name="P1">Reviewer 2</text:p>
      <text:p text:style-name="P4"/>
      <text:p text:style-name="P10"><text:span text:style-name="T2">Question.</text:span><text:span text:style-name="T14">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26"/>
      <text:p text:style-name="P21"><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1"/>
      <text:p text:style-name="P18"><text:span text:style-name="T4">Question.</text:span><text:span text:style-name="T15"> </text:span><text:span text:style-name="T28">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5"/>
      <text:p text:style-name="P21"><text:span text:style-name="T2">Answer.</text:span><text:span text:style-name="T14">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7"/>
      <text:p text:style-name="Preformatted_20_Text"><text:span text:style-name="T5">Question.</text:span><text:span text:style-name="T16"> </text:span><text:span text:style-name="T29">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1"/>
      <text:p text:style-name="P13"><text:span text:style-name="T2">Answer.</text:span> In sub-section “Time-series microarray dataset” of section 2.1 <text:s/>we explain that we do not include in the model the 200 transcripts because in the PID-NCI database we only found regulatory 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3"/>
      <text:p text:style-name="P19"><text:span text:style-name="T9">Question.</text:span><text:span text:style-name="T18"> The graph of Fig. 2 is difficult to read. Firstly, there are too many components, and there is overlapping text labels. Also, the semantics are not well explained other than the blue </text:span><text:soft-page-break/><text:span text:style-name="T18">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1"/>
      <text:p text:style-name="P40"><text:span text:style-name="T40">Answer. <text:s/></text:span><text:span text:style-name="T20">We modified the graph in Fig 2, we added a legend and described it in detail.</text:span></text:p>
      <text:p text:style-name="P6">Reviewer 3</text:p>
      <text:p text:style-name="P6"/>
      <text:p text:style-name="P22"><text:span text:style-name="T3">Question/Remark.</text:span><text:span text:style-name="T19"> <text:s/>In my opinion the main drawback of the approach consists in some limitations imposed by the chosen PH models. </text:span><text:span text:style-name="T14">For instance the models are discrete, hence the authors are forced to discretize time-series data for comparisons. The authors should comment on the possibility of enriching PH models to overcome such limitations.</text:span></text:p>
      <text:p text:style-name="P22"/>
      <text:p text:style-name="P22"><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2"/>
      <text:p text:style-name="P30"><text:span text:style-name="T2">Question</text:span>. <text:span text:style-name="T34">One aspect that is not clear to me is the choice of 12 genes out of 200 whose expressions were significantly different in at least one time point. Why 12 and not 20? Which kind of threshold has been used?</text:span></text:p>
      <text:p text:style-name="P13"><text:span text:style-name="T8">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described the used thresholds in the text.</text:p>
      <text:p text:style-name="P13"/>
      <text:p text:style-name="P14">Review 4</text:p>
      <text:p text:style-name="P14"/>
      <text:p text:style-name="P14"><text:span text:style-name="T10">Question. </text:span><text:span text:style-name="T40">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4"/>
      <text:p text:style-name="P7">[LOUIS : algorithm for parameter estimation] <text:span text:style-name="T54">As described in the paper, the main idea of the parameter estimation algorithm is to detect <text:s/>all the crossing points between the expression curve and the thresholds. By this way, we can get all the times where the components change from one process to another process. <text:s/>Thus the main drawback of this algorithm is to choose the thresholds. To do this, we have choses to divide the expression level in three according to the expression level of each mRNA expression.</text:span></text:p>
      <text:p text:style-name="P5"/>
      <text:p text:style-name="P15"><text:soft-page-break/><text:span text:style-name="T1">Question.</text:span> How the parameter estimation method relates to other developed methods for either stochastic models or qualitative boolean/petri net models? </text:p>
      <text:p text:style-name="P15"/>
      <text:p text:style-name="P39">Answer. <text:span text:style-name="T48">[TODO] </text:span><text:span text:style-name="T50">usually parameter estimation method try to estimate parameter for the </text:span><text:span text:style-name="T52">kinetic</text:span><text:span text:style-name="T50"> of some reactions. They don't fix a threshold. Thus they need to get value of parameters in which one can observe a reaction. This is the main difference with the proposed method in which we assume the existence of a threshold and then choose it in an automatic way. Finally we can check all the crossings between the expression curve and the threshold.</text:span></text:p>
      <text:p text:style-name="P16">[Louis/<text:span text:style-name="T43">Olivier:</text:span> difficult question]</text:p>
      <text:p text:style-name="P15"/>
      <text:p text:style-name="P14"><text:span text:style-name="T10">Question.</text:span><text:span text:style-name="T40">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 text:visited-style-name="Visited_20_Internet_20_Link">http://arxiv.org/abs/1005.21070</text:a><text:span text:style-name="T40">) on the de Jong's framework. But since that is qualitative, I would suggest to cite more relevant stochastic parameter estimation done e.g. by Wolf et al.</text:span></text:p>
      <text:p text:style-name="P15"/>
      <text:p text:style-name="P37"><text:span text:style-name="T2">Answer. <text:s/></text:span><text:span text:style-name="T33">We improved the related work in the new version (4th paragraph of the Introduction). </text:span></text:p>
      <text:p text:style-name="P28"><text:span text:style-name="T7">Question.</text:span><text:span text:style-name="T32"> </text:span><text:span text:style-name="T29">I think the case study needs more discussion. Why the results for IL1_beta, DKK1 and TNF_alpha presented in Figure 8 do not fit well? Is there any reason for that? The other look like to be predicted quite well. Are there any chances to compute a sort of prediction error or to got some guarantees? This goes back to the procedure of parameter estimation which is not explained in sufficient detail.</text:span></text:p>
      <text:p text:style-name="P31"><text:span text:style-name="T12">Answer. <text:s/></text:span><text:span text:style-name="T37">In the new proposed version (Section 3.3) we included a way to analyze the results of a set of simulation to have a better prediction quality. <text:s/>From this analysis the prediction of IL1_beta has a perfect match in 81% of the simulations performed (100 simulations in total). <text:s/>The traces for DKK1 and TNFa remain bad, and this can be explained by missing interactions in the graph.</text:span></text:p>
      <text:p text:style-name="P31"><text:span text:style-name="T12">Question.</text:span><text:span text:style-name="T25"> Inspite of the model is stochastic, I would be curious on having discussion on how this method relates to timed-automata based methods defined in the following works - </text:span><text:a xlink:type="simple" xlink:href="http://dl.acm.org/citation.cfm?id=2450965" text:style-name="Internet_20_link" text:visited-style-name="Visited_20_Internet_20_Link"><text:span text:style-name="T26">http://dl.acm.org/citation.cfm?id=2450965</text:span></text:a><text:span text:style-name="T25">, </text:span><text:a xlink:type="simple" xlink:href="http://www-verimag.imag.fr/%7Emaler/Papers/timed-gene.pdf" text:style-name="Internet_20_link" text:visited-style-name="Visited_20_Internet_20_Link"><text:span text:style-name="T14">ht</text:span></text:a><text:a xlink:type="simple" xlink:href="http://www-verimag.imag.fr/%7Emaler/Papers/timed-gene.pdf" text:style-name="Internet_20_link" text:visited-style-name="Visited_20_Internet_20_Link"><text:span text:style-name="T14">tp://www-verimag.imag.fr/~maler/Papers/timed-gene.pdf</text:span></text:a></text:p>
      <text:p text:style-name="P14"/>
      <text:p text:style-name="P28"><text:span text:style-name="T7">Answer: <text:s/></text:span><text:span text:style-name="T17">Clearly The Process Hitting Framework is a restriction of Asynchronous Automata network. Thus the modeling approach are quite similar in term of components representation and of interactions between components with the above cite papers. Both approaches also integrate time in modeling interactions between components. <text:s/>But as the reviewer highlighted, the above cited paper don't include stochastic aspects of interactions between components while our approach clearly takes it into account. Another difference between our work and the cited works is that our modeling procedure integrate delays to estimate parameters from time series-data (TSD). <text:s/>We <text:s/>would be also very interested on having discussion on the link between both methods. </text:span></text:p>
      <text:p text:style-name="P35"><text:span text:style-name="T9">Question.</text:span><text:span text:style-name="T44"> What do</text:span>es it mean the tool is "available upon request"? Why it is not available on-line?</text:p>
      <text:p text:style-name="P34"><text:soft-page-break/><text:span text:style-name="T11">Answer: </text:span><text:span text:style-name="T40">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36"><text:span text:style-name="T1">Question. </text:span><text:s/>In Table 1 “description” in the right-most column need to be both horizontally and vertically aligned</text:p>
      <text:p text:style-name="P39">Answer. <text:span text:style-name="T48">[TODO]</text:span></text:p>
      <text:p text:style-name="P36"><text:span text:style-name="T1">Question.</text:span> pp. 3 - figure 1 needs to be improved for the final version</text:p>
      <text:p text:style-name="P39">Answer. <text:span text:style-name="T48">[TODO] </text:span><text:span text:style-name="T49">I did not understand very well what we need to improve in this figure.</text:span></text:p>
      <text:p text:style-name="P22"><text:span text:style-name="T2">Question</text:span><text:span text:style-name="T1">.</text:span> <text:span text:style-name="T14">pp4 - figure 2 does not tell anything but a large network, is that needed to be dislayed here? what about some block-oriented scheme of the interacting pathways?</text:span></text:p>
      <text:p text:style-name="P19"/>
      <text:p text:style-name="P31"><text:span text:style-name="T12">Answer. </text:span><text:span text:style-name="T24">We provided a new version of Figure 2.</text:span></text:p>
      <text:p text:style-name="P30"><text:span text:style-name="T2">Question.</text:span> <text:span text:style-name="T14">pp. 5 - figure 3 can contain the axis labeled directly in the figure</text:span></text:p>
      <text:p text:style-name="P39">Answer. <text:span text:style-name="T48">[TODO] </text:span><text:span text:style-name="T51">yes but the figure is complicated to change and that why we choose to indicate labeled in the legend.</text:span></text:p>
      <text:p text:style-name="P33">Review 5</text:p>
      <text:p text:style-name="P33">General</text:p>
      <text:p text:style-name="Preformatted_20_Text"><text:span text:style-name="T6">Question</text:span><text:span text:style-name="T32"> </text:span><text:span text:style-name="T29">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span></text:p>
      <text:p text:style-name="P19"/>
      <text:p text:style-name="P19">* Please indicate results from the parameter estimation</text:p>
      <text:p text:style-name="P22"/>
      <text:p text:style-name="P22"><text:span text:style-name="T2">Answer </text:span><text:span text:style-name="T27">Each action in the PH model has two parameters (sa, r). <text:s/>These parameters, needed for the stochastic simulation of the PH model, were inferred for the actions relalted to the time-series componentes (mRNA species), and were fixed arbitrarily for the signaling molecules, receptors, and transcription factors.</text:span></text:p>
      <text:p text:style-name="P22"/>
      <text:p text:style-name="P19">* Is the result of a simulation the expected population response or a 'single' cell fate?</text:p>
      <text:p text:style-name="P22"/>
      <text:p text:style-name="P22"><text:span text:style-name="T2">Answer</text:span>: It is a single-cell fate, however it was obtained using population (microarray) data.</text:p>
      <text:p text:style-name="P22"><text:soft-page-break/></text:p>
      <text:p text:style-name="P12">* Include some biological 'learning' from the simulation.. are certain parameters different from the initial condition? Any indication of missing interactions, or inactive ones? What data would be required to estimate/validate the parameters? <text:s/></text:p>
      <text:p text:style-name="P22"/>
      <text:p text:style-name="P22">From the series of 100 simulations performed (Section 3.3) we observed that there are some species, such as ET1, Hes5, DKK1 and TNFa, for which the model is incomplete and there may be missing interactions since we are unable to explain the activation of these species from E-cadherin stimulation.</text:p>
      <text:p text:style-name="P22"/>
      <text:p text:style-name="P19">* what does a terminal node 'positive condition' mean?</text:p>
      <text:p text:style-name="P22"><text:s/></text:p>
      <text:p text:style-name="P34"><text:span text:style-name="T11">Answer: </text:span><text:span text:style-name="T40">Terminal node can't be a positive condition. Positive condition is a kind of interaction that can be viewed as activation and that can be translate as follow: “if component a has a positive condition on a component b, then when a is activated b will also tend to be activated”.</text:span></text:p>
      <text:p text:style-name="P24">Used terms</text:p>
      <text:p text:style-name="P22"/>
      <text:p text:style-name="P19">'Gene' as output - Think here gene expression measured by mRNA expression levels? The final output would be the protein as a result from gene transcription and translation..</text:p>
      <text:p text:style-name="P19"/>
      <text:p text:style-name="P19">* Change the term gene to 'mRNA expression'</text:p>
      <text:p text:style-name="P22"/>
      <text:p text:style-name="P22"><text:span text:style-name="T12">Answer: </text:span>We changed the gene term to “mRNA expression” <text:span text:style-name="T53">where it was possible. </text:span></text:p>
      <text:p text:style-name="P22"/>
      <text:p text:style-name="P19">Applies to Fig 3: 'Relative expression of selected mRNA upon calcium stimulation.' Add the units to the graph axis (log 2(RNA/RNA_control) / time (h)</text:p>
      <text:p text:style-name="P22"/>
      <text:p text:style-name="P34"><text:span text:style-name="T11">Answer: </text:span><text:span text:style-name="T41">[cg: we didn't do it] </text:span><text:span text:style-name="T42">yes because this figure is complicated to change.</text:span></text:p>
      <text:p text:style-name="P19">Define the control - is that the unperturbed response? Or sample at t=0h? (but then all should start at log2 = 0)</text:p>
      <text:p text:style-name="P22"/>
      <text:p text:style-name="P22"><text:span text:style-name="T12">Answer: </text:span>We added a description of control in the section “Time-series microarray dataset”</text:p>
      <text:p text:style-name="P22"/>
      <text:p text:style-name="P19">.. do not understand the sentence 'according to the estimated values from the time-series data' - the RNA expression should be the result of the simulation, or?</text:p>
      <text:p text:style-name="P22"/>
      <text:p text:style-name="P34"><text:span text:style-name="T11">Answer: <text:s/></text:span><text:span text:style-name="T40">In Section 2.4 we wrote: “The mRNA expression are activated or inhibited according to the estimated values from time-series data”. The mRNA expression is modeled as a component of the PH model. <text:s/>All actions of the PH model have to be assigned “sa” and “r” parameters in order to run the simulation of the model. In the case of mRNA expression components we infer their “sa” and “r” parameters from the time-series data, however the levels of activity of each component in the PH model is predicted through simulation.</text:span></text:p>
      <text:p text:style-name="P19">Fig. 8 / Fig 7: Why is the measured signal of E_cadherin different in Fig 8 and Fig 7, in scale and timing? Fig 7 seems to be compressed in the vertical direction. </text:p>
      <text:p text:style-name="P22"/>
      <text:p text:style-name="P22"><text:soft-page-break/><text:span text:style-name="T2">Answer:</text:span> <text:span text:style-name="T45">[CG: Why Fig 7 and Fig 9 are different for E-cadherin ?] </text:span><text:span text:style-name="T46">when plotting fig 7, we had no <text:s/>reference <text:s/>with which to compare themselves.</text:span></text:p>
      <text:p text:style-name="P22"/>
      <text:p text:style-name="P19"><text:span text:style-name="T47">Text</text:span>:</text:p>
      <text:p text:style-name="P19"/>
      <text:p text:style-name="P19">P1 'The comprehension of the mechanisms involved in the regulation' -&gt; Unraveling and describing the mechanisms ...</text:p>
      <text:p text:style-name="P19"/>
      <text:p text:style-name="P19">-&gt; not clear what the ambition is here.. is the stoichiometry of the networks fixed? Or is this to be identified from the observations?</text:p>
      <text:p text:style-name="P22"/>
      <text:p text:style-name="P22"><text:span text:style-name="T2">Answer: </text:span>We don't work with chemical reaction networks, thus, we do not have information concerning the stoichiometry of reactions. <text:s/>However the actions of a PH model can be seen as reactions controlling the level of activity of the species, and with our method we fix the properties of each action; except for the mRNA components, for which the parameters of the actions arriving to such components will be inferred from observations.</text:p>
      <text:p text:style-name="P22"/>
      <text:p text:style-name="P27"/>
      <text:p text:style-name="P33">Review 6</text:p>
      <text:p text:style-name="P37"><text:span text:style-name="T2">Question.</text:span> <text:span text:style-name="T14">It is necessary to have a formal definition of the algorithm translating RSTC into HP as well as its computational complexity analysis and more formal efficiency assessment. In case the algorithm was introduced earlier, proper citation is needed.</text:span></text:p>
      <text:p text:style-name="P32"><text:span text:style-name="T11">Answer: </text:span><text:span text:style-name="T20">We have included the formal definition of the algorithm translating RSTC into PH in annexe <text:s/>of the final version a</text:span><text:span text:style-name="T21">s well as the</text:span><text:span text:style-name="T20"> analysis </text:span><text:span text:style-name="T21">of</text:span><text:span text:style-name="T20"> complexity. </text:span><text:span text:style-name="T22"><text:s/>[CG: complexity analysis is done or is to be done? </text:span><text:span text:style-name="T23">ok</text:span><text:span text:style-name="T22">]</text:span></text:p>
      <text:p text:style-name="P23"/>
      <text:p text:style-name="P23"><text:span text:style-name="T2">Question.</text:span> <text:span text:style-name="T14">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3"/>
      <text:p text:style-name="P37"><text:span text:style-name="T2">Answer. </text:span><text:span text:style-name="T33">Simulation is <text:s/>asynchronous in the PH framework. Thus at each time unit only one action is played. </text:span></text:p>
      <text:p text:style-name="P23"/>
      <text:p text:style-name="P20"><text:span text:style-name="T1">Question.</text:span> Also, it would be nice to compare performance and accuracy of the proposed HP-based modelling technique with some classic <text:span text:style-name="T55">modelling</text:span> frameworks. Is HP modeling "better" than, for instance, Boolean networks?</text:p>
      <text:p text:style-name="P20"/>
      <text:p text:style-name="P37"><text:span text:style-name="T2">Answer. <text:s/></text:span><text:span text:style-name="T33">We introduce a new paragraph in the introduction to compare the PH with some classic modeling framework. <text:s/>In the case of Boolean networks, we can say that the logic of Boolean networks can be included in the logic of a PH model. <text:s/>Is at the level of simulation or reasoning of the model that the results may change depending on what the user needs or expects. <text:s/></text:span><text:span text:style-name="T38">[CG: where is reference 6 cited in the text? Can we say something to compare the PH with Genesym? </text:span><text:span text:style-name="T39">I think we did comparison with other modeling framework in the introduction. GenSim is a tool that </text:span><text:soft-page-break/><text:span text:style-name="T39">implement the Thomas modeling framework.</text:span><text:span text:style-name="T38">]</text:span></text:p>
      <text:p text:style-name="P32"><text:span text:style-name="T2">Question</text:span><text:span text:style-name="T14">. Also, it would be beneficial to have some additional case study.</text:span></text:p>
      <text:p text:style-name="P37"><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39">Question. Minor remarks</text:p>
      <text:p text:style-name="P36">- multiple times in the paper we have "static methods". Is that correct term?</text:p>
      <text:p text:style-name="P37"><text:s/><text:span text:style-name="T2">Answer.</text:span> This term refer to methods that don't include the dynamic of the system.</text:p>
      <text:p text:style-name="P36">- In Figure 1, page 3: r and sa should be mentioned in the legend</text:p>
      <text:p text:style-name="P37"><text:span text:style-name="T2">Answer.</text:span> Yes we included it.</text:p>
      <text:p text:style-name="P36">Page 3, Definition 1: How layers are defined in RSTC?</text:p>
      <text:p text:style-name="P37"><text:span text:style-name="T2">Answer.</text:span> We introduced Definition 1 to make clear the algorithm developed for pattern detection. The concept of layer is important for modeling the dynamics of an RSTC, now the RSTC concept is introduced in Definition 2 and there we explained how layers are defined.</text:p>
      <text:p text:style-name="P36">- Page 7, "patterns in the graph" - It is better to introduce patterns in the clarifications after Definition 1.</text:p>
      <text:p text:style-name="P37"><text:span text:style-name="T2">Answer.</text:span> <text:s/>We agree with this observation and we have introduced the patterns after Definition 1. </text:p>
      <text:p text:style-name="P19">- Page 7, the last paragraph, line 2-3: What does it mean to appear recurrent times?</text:p>
      <text:p text:style-name="P19"/>
      <text:p text:style-name="P21"><text:s/><text:span text:style-name="T12">Answer. </text:span><text:span text:style-name="T37">It means that the pattern appears several times in such kind of network.</text:span></text:p>
      <text:p text:style-name="P21"/>
      <text:p text:style-name="P29">- Page 10, Figure 6: Do we have a specific requirement that all the input nodes from S should be connected to all the output nodes of S?</text:p>
      <text:p text:style-name="P31"><text:span text:style-name="T12">Answer.</text:span> No there is not an specific requirement for that. <text:s/>We understand that Figure 6 can be ambiguous at that layer. The Idea was just to show that they are many connections at this layer. <text:s text:c="2"/></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41"/>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1:28:09</meta:creation-date>
    <meta:editing-duration>PT1H24M56S</meta:editing-duration>
    <meta:editing-cycles>50</meta:editing-cycles>
    <meta:generator>LibreOffice/4.4.2.2$Linux_X86_64 LibreOffice_project/40m0$Build-2</meta:generator>
    <dc:date>2015-09-15T15:04:39.383360585</dc:date>
    <meta:document-statistic meta:table-count="1" meta:image-count="0" meta:object-count="0" meta:page-count="8" meta:paragraph-count="97" meta:word-count="3605" meta:character-count="22064" meta:non-whitespace-character-count="18469"/>
  </office:meta>
</office:document-meta>
</file>